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608752923" text:style-name="L1">
        <text:list-item>
          <text:p text:style-name="P1">Combine task with eye tracker (see runConf1k_SFM_new.m)</text:p>
        </text:list-item>
        <text:list-item>
          <text:p text:style-name="P1">Change the code (leopold 2006). Get responses continuously and make responses continuous.</text:p>
        </text:list-item>
        <text:list-item>
          <text:p text:style-name="P1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sandro </meta:initial-creator>
    <meta:creation-date>2013-03-11T19:12:36</meta:creation-date>
    <dc:date>2013-03-11T19:48:42</dc:date>
    <dc:creator>lisandro </dc:creator>
    <meta:editing-duration>PT35M49S</meta:editing-duration>
    <meta:editing-cycles>6</meta:editing-cycles>
    <meta:generator>LibreOffice/3.5$Linux_X86_64 LibreOffice_project/350m1$Build-2</meta:generator>
    <meta:document-statistic meta:table-count="0" meta:image-count="0" meta:object-count="0" meta:page-count="1" meta:paragraph-count="2" meta:word-count="21" meta:character-count="146" meta:non-whitespace-character-count="129"/>
  </office:meta>
</office:document-meta>
</file>